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d9f" officeooo:paragraph-rsid="00104d9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4d9f" officeooo:paragraph-rsid="00104d9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4d9f" officeooo:paragraph-rsid="00104d9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4d9f" officeooo:paragraph-rsid="0012094b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d9f" officeooo:paragraph-rsid="0012094b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to Preço</text:span><text:tab/><text:tab/><text:span text:style-name="T2">Damares</text:span></text:p>
      <text:p text:style-name="P3"><text:span text:style-name="T2"/></text:p>
      <text:p text:style-name="P3">Hoje quando penso em desistir</text:p>
      <text:p text:style-name="P3">Trago a memória a forte cena ali na cruz</text:p>
      <text:p text:style-name="P3">O Teu sangue me justificando</text:p>
      <text:p text:style-name="P3">Minha alma registrando sua marca, ó meus Jesus</text:p>
      <text:p text:style-name="P3"/>
      <text:p text:style-name="P3">Embora o alto preço a minha salvação pagou</text:p>
      <text:p text:style-name="P3">Sem santidade não verei seu rosto, ó meu Senhor</text:p>
      <text:p text:style-name="P3">Isso também custa muito caro</text:p>
      <text:p text:style-name="P3">Vale mais do que meu próprio esforço</text:p>
      <text:p text:style-name="P3">Eu Tenho que morrer para as minhas vontades</text:p>
      <text:p text:style-name="P3">Pra poder viver no centro da verdade</text:p>
      <text:p text:style-name="P3">Te obedecer renunciando o mundo</text:p>
      <text:p text:style-name="P3">Com a minha cruz, dizendo não pra mim</text:p>
      <text:p text:style-name="P3">E sim pra Ti, minha luz! Isto tem um preço</text:p>
      <text:p text:style-name="P3">Vou pagando o preço pra te ver, Jesus</text:p>
      <text:p text:style-name="P3"/>
      <text:p text:style-name="P3">Vale a pena me santificar</text:p>
      <text:p text:style-name="P3">Buscando o Teu reino em primeiro lugar</text:p>
      <text:p text:style-name="P3">Guardando sobre tudo o meu coração</text:p>
      <text:p text:style-name="P3">Cada porção de mim está em suas mãos</text:p>
      <text:p text:style-name="P3">Vale a pena me santificar</text:p>
      <text:p text:style-name="P3">Pregar Tua palavra e não religião</text:p>
      <text:p text:style-name="P3">Multiplicar o amor</text:p>
      <text:p text:style-name="P3">Porque o inferno tem a matemática da divisão</text:p>
      <text:p text:style-name="P3">E o Senhor tem da multiplicação</text:p>
      <text:p text:style-name="P3"/>
      <text:p text:style-name="P3">Eu tô pagando, eu tô pagando</text:p>
      <text:p text:style-name="P3">O preço pra morar no céu eu tô pagando</text:p>
      <text:p text:style-name="P3">Eu vou lutando, eu vou chorando</text:p>
      <text:p text:style-name="P3">Cada detalhe o Senhor está somando</text:p>
      <text:p text:style-name="P3">Eu tô pagando, eu tô pagando</text:p>
      <text:p text:style-name="P3">O preço pra morar no céu eu tô pagando</text:p>
      <text:p text:style-name="P3">Eu vou lutando, eu vou chorando</text:p>
      <text:p text:style-name="P3">A santidade tem um preço, eu tô pagando</text:p>
      <text:p text:style-name="P3"/>
      <text:p text:style-name="P3">Tô pagando, tô pagando</text:p>
      <text:p text:style-name="P3">Um alto preço</text:p>
      <text:p text:style-name="P3">Um alto preço</text:p>
      <text:p text:style-name="P5"><text:span text:style-name="T1">Alto Preço</text:span><text:tab/><text:tab/><text:span text:style-name="T2">Damares</text:span></text:p>
      <text:p text:style-name="P4"><text:span text:style-name="T2"/></text:p>
      <text:p text:style-name="P4">Hoje quando penso em desistir</text:p>
      <text:p text:style-name="P4">Trago a memória a forte cena ali na cruz</text:p>
      <text:p text:style-name="P4">O Teu sangue me justificando</text:p>
      <text:p text:style-name="P4">Minha alma registrando sua marca, ó meus Jesus</text:p>
      <text:p text:style-name="P4"/>
      <text:p text:style-name="P4">Embora o alto preço a minha salvação pagou</text:p>
      <text:p text:style-name="P4">Sem santidade não verei seu rosto, ó meu Senhor</text:p>
      <text:p text:style-name="P4">Isso também custa muito caro</text:p>
      <text:p text:style-name="P4">Vale mais do que meu próprio esforço</text:p>
      <text:p text:style-name="P4">Eu Tenho que morrer para as minhas vontades</text:p>
      <text:p text:style-name="P4">Pra poder viver no centro da verdade</text:p>
      <text:p text:style-name="P4">Te obedecer renunciando o mundo</text:p>
      <text:p text:style-name="P4">Com a minha cruz, dizendo não pra mim</text:p>
      <text:p text:style-name="P4">E sim pra Ti, minha luz! Isto tem um preço</text:p>
      <text:p text:style-name="P4">Vou pagando o preço pra te ver, Jesus</text:p>
      <text:p text:style-name="P4"/>
      <text:p text:style-name="P4">Vale a pena me santificar</text:p>
      <text:p text:style-name="P4">Buscando o Teu reino em primeiro lugar</text:p>
      <text:p text:style-name="P4">Guardando sobre tudo o meu coração</text:p>
      <text:p text:style-name="P4">Cada porção de mim está em suas mãos</text:p>
      <text:p text:style-name="P4">Vale a pena me santificar</text:p>
      <text:p text:style-name="P4">Pregar Tua palavra e não religião</text:p>
      <text:p text:style-name="P4">Multiplicar o amor</text:p>
      <text:p text:style-name="P4">Porque o inferno tem a matemática da divisão</text:p>
      <text:p text:style-name="P4">E o Senhor tem da multiplicação</text:p>
      <text:p text:style-name="P4"/>
      <text:p text:style-name="P4">Eu tô pagando, eu tô pagando</text:p>
      <text:p text:style-name="P4">O preço pra morar no céu eu tô pagando</text:p>
      <text:p text:style-name="P4">Eu vou lutando, eu vou chorando</text:p>
      <text:p text:style-name="P4">Cada detalhe o Senhor está somando</text:p>
      <text:p text:style-name="P4">Eu tô pagando, eu tô pagando</text:p>
      <text:p text:style-name="P4">O preço pra morar no céu eu tô pagando</text:p>
      <text:p text:style-name="P4">Eu vou lutando, eu vou chorando</text:p>
      <text:p text:style-name="P4">A santidade tem um preço, eu tô pagando</text:p>
      <text:p text:style-name="P4"/>
      <text:p text:style-name="P4">Tô pagando, tô pagando</text:p>
      <text:p text:style-name="P4">Um alto preço</text:p>
      <text:p text:style-name="P4">Um alto preç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6:44:18.752221928</dc:date>
    <meta:editing-cycles>13</meta:editing-cycles>
    <meta:editing-duration>PT17M51S</meta:editing-duration>
    <meta:generator>LibreOffice/5.2.4.2.1$Linux_X86_64 LibreOffice_project/20m0$Build-2</meta:generator>
    <meta:document-statistic meta:table-count="0" meta:image-count="0" meta:object-count="0" meta:page-count="1" meta:paragraph-count="70" meta:word-count="450" meta:character-count="2280" meta:non-whitespace-character-count="1898"/>
  </office:meta>
</office:document-meta>
</file>